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3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9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7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8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9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Jubilación y Desahucio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44"/>
          <table:covered-table-cell table:style-name="ce143"/>
          <table:covered-table-cell table:number-columns-repeated="2" table:style-name="ce4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6-30" calcext:value-type="date">
            <text:p>30-jun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00"/>
          <table:table-cell table:style-name="ce111"/>
          <table:table-cell table:style-name="ce100"/>
          <table:table-cell table:style-name="ce122"/>
          <table:table-cell table:style-name="ce22"/>
          <table:table-cell table:style-name="ce19"/>
          <table:table-cell table:style-name="ce137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2050101001" calcext:value-type="string">
            <text:p><text:s/>202050101001 </text:p>
          </table:table-cell>
          <table:table-cell table:style-name="ce31" office:value-type="string" office:string-value="JUBILACION PATRONAL" calcext:value-type="string">
            <text:p><text:s/>JUBILACION PATRONAL </text:p>
          </table:table-cell>
          <table:table-cell table:style-name="ce26"/>
          <table:table-cell table:style-name="ce101" office:value-type="float" office:value="367608.62" calcext:value-type="float">
            <text:p>367,609</text:p>
          </table:table-cell>
          <table:table-cell table:style-name="ce113"/>
          <table:table-cell table:style-name="ce102"/>
          <table:table-cell table:style-name="ce123" table:formula="of:=[.D10]+[.E10]-[.F10]" office:value-type="float" office:value="367608.62" calcext:value-type="float">
            <text:p>367,609</text:p>
          </table:table-cell>
          <table:table-cell table:style-name="ce10" office:value-type="string" office:string-value="202050101001" calcext:value-type="string">
            <text:p><text:s/>202050101001 </text:p>
          </table:table-cell>
          <table:table-cell table:style-name="ce31" office:value-type="string" office:string-value="JUBILACION PATRONAL" calcext:value-type="string">
            <text:p><text:s/>JUBILACION PATRONAL </text:p>
          </table:table-cell>
          <table:table-cell table:style-name="ce138" office:value-type="float" office:value="335648.34" calcext:value-type="float">
            <text:p>335,648</text:p>
          </table:table-cell>
          <table:table-cell table:style-name="ce142" table:formula="of:=+[.G10]-[.J10]" office:value-type="float" office:value="31960.28" calcext:value-type="float">
            <text:p>31,96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202050101002" calcext:value-type="string">
            <text:p><text:s/>202050101002 </text:p>
          </table:table-cell>
          <table:table-cell table:style-name="ce31" office:value-type="string" office:string-value="DESAHUCIO" calcext:value-type="string">
            <text:p><text:s/>DESAHUCIO </text:p>
          </table:table-cell>
          <table:table-cell table:style-name="ce34"/>
          <table:table-cell table:style-name="ce102" office:value-type="float" office:value="112897.45" calcext:value-type="float">
            <text:p>112,897</text:p>
          </table:table-cell>
          <table:table-cell table:style-name="ce113"/>
          <table:table-cell table:style-name="ce102"/>
          <table:table-cell table:style-name="ce123" table:formula="of:=[.D11]+[.E11]-[.F11]" office:value-type="float" office:value="112897.45" calcext:value-type="float">
            <text:p>112,897</text:p>
          </table:table-cell>
          <table:table-cell table:style-name="ce10" office:value-type="string" office:string-value="202050101002" calcext:value-type="string">
            <text:p><text:s/>202050101002 </text:p>
          </table:table-cell>
          <table:table-cell table:style-name="ce31" office:value-type="string" office:string-value="DESAHUCIO" calcext:value-type="string">
            <text:p><text:s/>DESAHUCIO </text:p>
          </table:table-cell>
          <table:table-cell table:style-name="ce102" office:value-type="float" office:value="109892" calcext:value-type="float">
            <text:p>109,892</text:p>
          </table:table-cell>
          <table:table-cell table:style-name="ce142" table:formula="of:=+[.G11]-[.J11]" office:value-type="float" office:value="3005.45" calcext:value-type="float">
            <text:p>3,00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2"/>
          <table:table-cell table:style-name="ce113"/>
          <table:table-cell table:style-name="ce102"/>
          <table:table-cell table:style-name="ce123" table:formula="of:=[.D12]+[.E12]-[.F12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102"/>
          <table:table-cell table:style-name="ce142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2"/>
          <table:table-cell table:style-name="ce113"/>
          <table:table-cell table:style-name="ce102"/>
          <table:table-cell table:style-name="ce123" table:formula="of:=[.D13]+[.E13]-[.F13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102"/>
          <table:table-cell table:style-name="ce142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3" table:number-columns-repeated="3"/>
          <table:table-cell table:style-name="ce124"/>
          <table:table-cell table:style-name="ce39"/>
          <table:table-cell table:style-name="ce40"/>
          <table:table-cell table:style-name="ce139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14])" office:value-type="float" office:value="480506.07" calcext:value-type="float">
            <text:p>480,506</text:p>
          </table:table-cell>
          <table:table-cell table:style-name="ce104" table:formula="of:=SUM([.E9:.E14])" office:value-type="float" office:value="0" calcext:value-type="float">
            <text:p>0</text:p>
          </table:table-cell>
          <table:table-cell table:style-name="ce104" table:formula="of:=SUM([.F9:.F14])" office:value-type="float" office:value="0" calcext:value-type="float">
            <text:p>0</text:p>
          </table:table-cell>
          <table:table-cell table:style-name="ce104" table:formula="of:=SUM([.G9:.G14])" office:value-type="float" office:value="480506.07" calcext:value-type="float">
            <text:p>480,506</text:p>
          </table:table-cell>
          <table:table-cell table:style-name="ce41" table:number-columns-repeated="2"/>
          <table:table-cell table:style-name="ce104" table:formula="of:=SUM([.J9:.J14])" office:value-type="float" office:value="445540.34" calcext:value-type="float">
            <text:p>445,540</text:p>
          </table:table-cell>
          <table:table-cell table:style-name="ce145" table:formula="of:=SUM([.K9:.K14])" office:value-type="float" office:value="34965.73" calcext:value-type="float">
            <text:p>34,966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44" table:number-columns-repeated="12"/>
          <table:table-cell table:number-columns-repeated="1012"/>
        </table:table-row>
        <table:table-row table:style-name="ro2">
          <table:table-cell table:style-name="ce4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4" table:number-columns-repeated="2"/>
          <table:table-cell table:style-name="ce107"/>
          <table:table-cell table:style-name="ce117"/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Jubilación Patronal </text:p>
          </table:table-cell>
          <table:table-cell table:style-name="ce57"/>
          <table:table-cell table:style-name="ce108" table:formula="of:=[.G10]" office:value-type="float" office:value="367608.62" calcext:value-type="float">
            <text:p>367,609</text:p>
          </table:table-cell>
          <table:table-cell table:style-name="ce108" table:formula="of:=[.J10]" office:value-type="float" office:value="335648.34" calcext:value-type="float">
            <text:p>335,648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office:value-type="string" calcext:value-type="string">
            <text:p>Bonificación por desahucio </text:p>
          </table:table-cell>
          <table:table-cell table:style-name="ce57"/>
          <table:table-cell table:style-name="ce108" table:formula="of:=[.G11]" office:value-type="float" office:value="112897.45" calcext:value-type="float">
            <text:p>112,897</text:p>
          </table:table-cell>
          <table:table-cell table:style-name="ce108" table:formula="of:=[.J11]" office:value-type="float" office:value="109892" calcext:value-type="float">
            <text:p>109,892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57" table:number-columns-repeated="2"/>
          <table:table-cell table:style-name="ce109" table:number-columns-repeated="2"/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+SUM([.D20:.D22])" office:value-type="float" office:value="480506.07" calcext:value-type="float">
            <text:p>480,506</text:p>
          </table:table-cell>
          <table:table-cell table:style-name="ce104" table:formula="of:=+SUM([.E20:.E22])" office:value-type="float" office:value="445540.34" calcext:value-type="float">
            <text:p>445,540</text:p>
          </table:table-cell>
          <table:table-cell table:style-name="ce44" table:number-columns-repeated="7"/>
          <table:table-cell table:number-columns-repeated="1012"/>
        </table:table-row>
        <table:table-row table:style-name="ro2">
          <table:table-cell table:style-name="ce4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4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6"/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44" table:number-columns-repeated="9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3">
          <table:table-cell table:style-name="ce44" table:number-columns-repeated="10"/>
          <table:table-cell table:style-name="ce67"/>
          <table:table-cell table:style-name="ce44"/>
          <table:table-cell table:number-columns-repeated="1012"/>
        </table:table-row>
        <table:table-row table:style-name="ro2" table:number-rows-repeated="4">
          <table:table-cell table:style-name="ce4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4:43:18.6603810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6T14:44:20.627355268</dc:date>
    <meta:editing-cycles>9</meta:editing-cycles>
    <meta:editing-duration>PT1H4M16S</meta:editing-duration>
    <meta:document-statistic meta:table-count="1" meta:cell-count="77" meta:object-count="0"/>
  </office:meta>
</office:document-meta>
</file>